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table:number-columns-repeated="1020"/>
        </table:table-row>
        <table:table-row table:style-name="ro1">
          <table:table-cell office:value-type="date" office:date-value="2009-06-02">
            <text:p>06/02/0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date" office:date-value="2009-09-21">
            <text:p>09/21/0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date" office:date-value="2009-09-22">
            <text:p>09/22/0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date" office:date-value="2009-09-23">
            <text:p>09/23/0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date" office:date-value="2009-09-24">
            <text:p>09/24/0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date" office:date-value="2009-09-26">
            <text:p>09/26/09</text:p>
          </table:table-cell>
          <table:table-cell office:value-type="float" office:value="1">
            <text:p>1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6">09/26/2009</text:date>, <text:time>12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01:51:40</meta:creation-date>
    <dc:date>2009-09-26T12:29:35</dc:date>
    <meta:editing-duration>PT39H14M39S</meta:editing-duration>
    <meta:editing-cycles>11</meta:editing-cycles>
    <meta:generator>OpenOffice.org/3.0$Unix OpenOffice.org_project/300m15$Build-9379</meta:generator>
    <meta:document-statistic meta:table-count="3" meta:cell-count="14" meta:object-count="0"/>
  </office:meta>
</office:document-meta>
</file>